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Lucida Grande" svg:font-family="'Lucida Grande', 'Lucida Sans Unicode', 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font-variant="normal" fo:text-transform="none" fo:color="#222222" style:font-name="Arial1" fo:font-size="9pt" fo:letter-spacing="normal" fo:font-style="normal" fo:font-weight="normal"/>
    </style:style>
    <style:style style:name="P4" style:family="paragraph" style:parent-style-name="Text_20_body" style:list-style-name="L2">
      <style:paragraph-properties fo:margin-top="0cm" fo:margin-bottom="0cm" fo:orphans="2" fo:widows="2" fo:background-color="transparent">
        <style:background-image/>
      </style:paragraph-properties>
      <style:text-properties fo:font-variant="normal" fo:text-transform="none" fo:color="#222222" style:font-name="Arial1" fo:font-size="9pt" fo:letter-spacing="normal" fo:font-style="normal" fo:font-weight="normal"/>
    </style:style>
    <style:style style:name="P5" style:family="paragraph" style:parent-style-name="Text_20_body" style:list-style-name="L1">
      <style:paragraph-properties fo:orphans="2" fo:widows="2" fo:background-color="transparent">
        <style:background-image/>
      </style:paragraph-properties>
      <style:text-properties fo:font-variant="normal" fo:text-transform="none" fo:color="#222222" style:font-name="Arial1" fo:font-size="9pt" fo:letter-spacing="normal" fo:font-style="normal" fo:font-weight="normal"/>
    </style:style>
    <style:style style:name="P6" style:family="paragraph" style:parent-style-name="Text_20_body" style:list-style-name="L2">
      <style:paragraph-properties fo:orphans="2" fo:widows="2" fo:background-color="transparent">
        <style:background-image/>
      </style:paragraph-properties>
      <style:text-properties fo:font-variant="normal" fo:text-transform="none" fo:color="#222222" style:font-name="Arial1" fo:font-size="9pt" fo:letter-spacing="normal" fo:font-style="normal" fo:font-weight="normal"/>
    </style:style>
    <style:style style:name="P7" style:family="paragraph" style:parent-style-name="Heading_20_3">
      <style:paragraph-properties fo:text-align="center" style:justify-single-word="false"/>
      <style:text-properties fo:font-variant="normal" fo:text-transform="none" fo:color="#000000" style:font-name="Lucida Grande" fo:font-size="10.5pt" fo:letter-spacing="normal" fo:font-style="normal" fo:font-weight="normal"/>
    </style:style>
    <style:style style:name="T1" style:family="text">
      <style:text-properties fo:font-variant="normal" fo:text-transform="none" fo:color="#222222" style:font-name="Arial1" fo:font-size="9pt" fo:letter-spacing="normal" fo:font-style="normal" fo:font-weight="normal"/>
    </style:style>
    <style:style style:name="T2" style:family="text">
      <style:text-properties fo:font-variant="normal" fo:text-transform="none" fo:color="#222222" style:font-name="Arial1" fo:font-size="9pt" fo:letter-spacing="normal" fo:font-style="normal" fo:font-weight="bold"/>
    </style:style>
    <style:style style:name="T3" style:family="text">
      <style:text-properties fo:font-variant="normal" fo:text-transform="none" fo:color="#222222" fo:letter-spacing="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ipps zum Schreiben</text:h>
      <text:h text:style-name="P7" text:outline-level="3">Signposts</text:h>
      <text:p text:style-name="P2"><text:span text:style-name="T1">Neben </text:span><text:span text:style-name="Strong_20_Emphasis"><text:span text:style-name="T2">aussagekräftigen Überschriften</text:span></text:span><text:span text:style-name="T3"> </text:span><text:span text:style-name="T1">und Unterüberschriften helfen "Signposts" dem Leser der Ausarbeitung die Orientierung innerhalb der Arbeit zu behalten. Sie zeigen dem Leser auf was bisher behandelt wurde und was nun folgt:</text:span></text:p>
      <text:list xml:id="list1372688343574764407" text:style-name="L1">
        <text:list-item>
          <text:p text:style-name="P5">Im letzten Kapitel wurde ... erläutert, in diesem Kapitel folgt nun ...</text:p>
        </text:list-item>
      </text:list>
      <text:p text:style-name="P3">Signposts leiten den Leser durch die Ausarbeitung insgesamt und durch jedes Kapitel:</text:p>
      <text:list xml:id="list6559609670898067144" text:style-name="L2">
        <text:list-item>
          <text:p text:style-name="P4">Der letzte Paragraph jedes Kapitels ein Signpost sein der zum nächsten Kapitel überleitet.</text:p>
        </text:list-item>
        <text:list-item>
          <text:p text:style-name="P4">Zu Beginn jedes Kapitels sollte ein Signpost sein, der kurz zusammenfasst was bisher bzw. im letzten Kapitel behandelt wurde und in welchem Zusammenhang dieses Kapitel mit dem letzten und der Arbeit insgesamt steht.</text:p>
        </text:list-item>
        <text:list-item>
          <text:p text:style-name="P6">Auch sollte man in regelmäßigen Abständen (ca. alle 5 Paragraphen) dem Leser aufzeigen, inwiefern das gerade behandelte Thema, der gerade behandelte Aspekt oder die gerade diskutierte Fragestellung im Bezug zum übergeordneten Thema bzw. Kapitel steht. Insbesondere wenn man zwischen Themen hin und her wechselt, ist es wichtig, dies dem Leser klar aufzuzeigen, damit dieser die Orientierung im Thema bzw. der Diskussion behält.</text:p>
        </text:list-item>
      </text:list>
      <text:p text:style-name="P2"><text:span text:style-name="T1">Signposts können eine Vorabdarstellung der Reihenfolge sein, in der bestimmte Themen behandelt werden oder sie können als "Verbindungsstücke" dienen, also von einem Abschnitt zum nächsten überleite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Lucida Grande" svg:font-family="'Lucida Grande', 'Lucida Sans Unicode', 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1T19:43:14.38</meta:creation-date>
    <meta:document-statistic meta:table-count="0" meta:image-count="0" meta:object-count="0" meta:page-count="1" meta:paragraph-count="9" meta:word-count="197" meta:character-count="1346"/>
    <dc:date>2018-02-21T19:43:42.42</dc:date>
    <meta:editing-duration>PT28S</meta:editing-duration>
    <meta:editing-cycles>1</meta:editing-cycles>
    <meta:generator>OpenOffice/4.1.1$Win32 OpenOffice.org_project/411m6$Build-9775</meta:generator>
  </office:meta>
</office:document-meta>
</file>